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weight="normal" officeooo:rsid="00316f03" officeooo:paragraph-rsid="003f0052" style:font-weight-asian="normal" style:font-weight-complex="normal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text-properties style:font-name="Arial1" officeooo:paragraph-rsid="001a2acb"/>
    </style:style>
    <style:style style:name="P4" style:family="paragraph" style:parent-style-name="Text_20_body">
      <style:paragraph-properties fo:line-height="100%"/>
      <style:text-properties officeooo:rsid="002d0b33" officeooo:paragraph-rsid="002d6109"/>
    </style:style>
    <style:style style:name="P5" style:family="paragraph" style:parent-style-name="Text_20_body">
      <style:text-properties officeooo:rsid="00316f03" officeooo:paragraph-rsid="00316f03"/>
    </style:style>
    <style:style style:name="P6" style:family="paragraph" style:parent-style-name="Heading_20_1">
      <style:text-properties style:font-name="Arial1"/>
    </style:style>
    <style:style style:name="P7" style:family="paragraph" style:parent-style-name="Text_20_body">
      <style:text-properties style:font-name="Arial1"/>
    </style:style>
    <style:style style:name="P8" style:family="paragraph" style:parent-style-name="Text_20_body" style:list-style-name="L1">
      <style:paragraph-properties fo:line-height="100%"/>
      <style:text-properties style:font-name="Arial1" officeooo:paragraph-rsid="001a2acb"/>
    </style:style>
    <style:style style:name="P9" style:family="paragraph" style:parent-style-name="Text_20_body" style:list-style-name="L1">
      <style:paragraph-properties fo:line-height="100%"/>
      <style:text-properties style:font-name="Arial1" fo:font-weight="normal" officeooo:rsid="001a2acb" officeooo:paragraph-rsid="001a2acb" style:font-weight-asian="normal" style:font-weight-complex="normal"/>
    </style:style>
    <style:style style:name="P10" style:family="paragraph" style:parent-style-name="Text_20_body" style:list-style-name="L2">
      <style:paragraph-properties fo:line-height="100%"/>
      <style:text-properties style:font-name="Arial1" fo:font-weight="normal" officeooo:rsid="001bb249" officeooo:paragraph-rsid="001bb249" style:font-weight-asian="normal" style:font-weight-complex="normal"/>
    </style:style>
    <style:style style:name="P11" style:family="paragraph" style:parent-style-name="Text_20_body" style:list-style-name="L2">
      <style:paragraph-properties fo:line-height="100%"/>
      <style:text-properties style:font-name="Arial1" fo:font-weight="normal" officeooo:rsid="001c56b3" officeooo:paragraph-rsid="001c56b3" style:font-weight-asian="normal" style:font-weight-complex="normal"/>
    </style:style>
    <style:style style:name="P12" style:family="paragraph" style:parent-style-name="Text_20_body" style:list-style-name="L5">
      <style:text-properties style:font-name="Arial1" fo:font-weight="normal" officeooo:rsid="0038eefc" officeooo:paragraph-rsid="0038eefc" style:font-weight-asian="normal" style:font-weight-complex="normal"/>
    </style:style>
    <style:style style:name="P13" style:family="paragraph" style:parent-style-name="Text_20_body" style:list-style-name="L6">
      <style:text-properties style:font-name="Arial1" fo:font-weight="normal" officeooo:rsid="003d6d1d" officeooo:paragraph-rsid="003d6d1d" style:font-weight-asian="normal" style:font-weight-complex="normal"/>
    </style:style>
    <style:style style:name="P14" style:family="paragraph" style:parent-style-name="Text_20_body" style:list-style-name="L3">
      <style:paragraph-properties fo:line-height="100%"/>
      <style:text-properties style:font-name="Arial1" officeooo:rsid="002133c3" officeooo:paragraph-rsid="002133c3"/>
    </style:style>
    <style:style style:name="P15" style:family="paragraph" style:parent-style-name="Text_20_body" style:list-style-name="L3">
      <style:paragraph-properties fo:line-height="100%"/>
      <style:text-properties style:font-name="Arial1" officeooo:rsid="002203ef" officeooo:paragraph-rsid="002203ef"/>
    </style:style>
    <style:style style:name="P16" style:family="paragraph" style:parent-style-name="Text_20_body" style:list-style-name="L3">
      <style:paragraph-properties fo:line-height="100%"/>
      <style:text-properties style:font-name="Arial1" officeooo:rsid="00296fd3" officeooo:paragraph-rsid="00296fd3"/>
    </style:style>
    <style:style style:name="P17" style:family="paragraph" style:parent-style-name="Text_20_body" style:list-style-name="L3">
      <style:paragraph-properties fo:line-height="100%"/>
      <style:text-properties style:font-name="Arial1" officeooo:rsid="002b2875" officeooo:paragraph-rsid="002b2875"/>
    </style:style>
    <style:style style:name="P18" style:family="paragraph" style:parent-style-name="Text_20_body" style:list-style-name="L3">
      <style:paragraph-properties fo:line-height="100%"/>
      <style:text-properties style:font-name="Arial1" officeooo:rsid="002d0b33" officeooo:paragraph-rsid="002d0b33"/>
    </style:style>
    <style:style style:name="P19" style:family="paragraph" style:parent-style-name="Text_20_body" style:list-style-name="L3">
      <style:paragraph-properties fo:line-height="100%"/>
      <style:text-properties officeooo:rsid="002133c3" officeooo:paragraph-rsid="002203ef"/>
    </style:style>
    <style:style style:name="P20" style:family="paragraph" style:parent-style-name="Text_20_body" style:list-style-name="L3">
      <style:paragraph-properties fo:line-height="100%"/>
      <style:text-properties officeooo:rsid="002133c3" officeooo:paragraph-rsid="0024c693"/>
    </style:style>
    <style:style style:name="P21" style:family="paragraph" style:parent-style-name="Text_20_body" style:list-style-name="L3">
      <style:paragraph-properties fo:line-height="100%"/>
      <style:text-properties officeooo:rsid="002133c3" officeooo:paragraph-rsid="0026059c"/>
    </style:style>
    <style:style style:name="P22" style:family="paragraph" style:parent-style-name="Text_20_body" style:list-style-name="L3">
      <style:paragraph-properties fo:line-height="100%"/>
      <style:text-properties officeooo:rsid="00279ed8" officeooo:paragraph-rsid="00279ed8"/>
    </style:style>
    <style:style style:name="P23" style:family="paragraph" style:parent-style-name="Text_20_body" style:list-style-name="L3">
      <style:paragraph-properties fo:line-height="100%"/>
      <style:text-properties officeooo:rsid="002b2875" officeooo:paragraph-rsid="002cd114"/>
    </style:style>
    <style:style style:name="P24" style:family="paragraph" style:parent-style-name="Text_20_body" style:list-style-name="L3">
      <style:paragraph-properties fo:line-height="100%"/>
      <style:text-properties officeooo:rsid="002d0b33" officeooo:paragraph-rsid="002d0b33"/>
    </style:style>
    <style:style style:name="P25" style:family="paragraph" style:parent-style-name="Text_20_body" style:list-style-name="L3">
      <style:paragraph-properties fo:line-height="100%"/>
      <style:text-properties officeooo:rsid="002d0b33" officeooo:paragraph-rsid="002d6109"/>
    </style:style>
    <style:style style:name="P26" style:family="paragraph" style:parent-style-name="Text_20_body" style:list-style-name="L4">
      <style:text-properties officeooo:rsid="003f1158" officeooo:paragraph-rsid="003f1158"/>
    </style:style>
    <style:style style:name="P27" style:family="paragraph" style:parent-style-name="Text_20_body" style:list-style-name="L5">
      <style:text-properties officeooo:rsid="00316f03" officeooo:paragraph-rsid="00316f03"/>
    </style:style>
    <style:style style:name="P28" style:family="paragraph" style:parent-style-name="Text_20_body" style:list-style-name="L5">
      <style:text-properties officeooo:rsid="0039f518" officeooo:paragraph-rsid="0039f518"/>
    </style:style>
    <style:style style:name="P29" style:family="paragraph" style:parent-style-name="Text_20_body" style:list-style-name="L5">
      <style:text-properties officeooo:rsid="0033677e" officeooo:paragraph-rsid="0033677e"/>
    </style:style>
    <style:style style:name="P30" style:family="paragraph" style:parent-style-name="Text_20_body" style:list-style-name="L5">
      <style:text-properties officeooo:rsid="00348a50" officeooo:paragraph-rsid="00348a50"/>
    </style:style>
    <style:style style:name="P31" style:family="paragraph" style:parent-style-name="Text_20_body" style:list-style-name="L5">
      <style:text-properties officeooo:rsid="00348a50" officeooo:paragraph-rsid="0039f518"/>
    </style:style>
    <style:style style:name="P32" style:family="paragraph" style:parent-style-name="Text_20_body" style:list-style-name="L5">
      <style:text-properties officeooo:rsid="003559a2" officeooo:paragraph-rsid="003559a2"/>
    </style:style>
    <style:style style:name="P33" style:family="paragraph" style:parent-style-name="Text_20_body" style:list-style-name="L5">
      <style:text-properties officeooo:rsid="0035a995" officeooo:paragraph-rsid="0035a995"/>
    </style:style>
    <style:style style:name="P34" style:family="paragraph" style:parent-style-name="Text_20_body" style:list-style-name="L5">
      <style:text-properties officeooo:rsid="00376f1c" officeooo:paragraph-rsid="00376f1c"/>
    </style:style>
    <style:style style:name="P35" style:family="paragraph" style:parent-style-name="Text_20_body" style:list-style-name="L5">
      <style:text-properties officeooo:rsid="0038eefc" officeooo:paragraph-rsid="0038eefc"/>
    </style:style>
    <style:style style:name="P36" style:family="paragraph" style:parent-style-name="Text_20_body" style:list-style-name="L6">
      <style:text-properties officeooo:rsid="003bd06d" officeooo:paragraph-rsid="003bd06d"/>
    </style:style>
    <style:style style:name="P37" style:family="paragraph" style:parent-style-name="Text_20_body" style:list-style-name="L5">
      <style:paragraph-properties fo:line-height="100%"/>
      <style:text-properties fo:font-weight="normal" officeooo:rsid="00316f03" officeooo:paragraph-rsid="003f0052" style:font-weight-asian="normal" style:font-weight-complex="normal"/>
    </style:style>
    <style:style style:name="P38" style:family="paragraph" style:parent-style-name="Text_20_body" style:list-style-name="L7">
      <style:text-properties officeooo:rsid="0040d7b4" officeooo:paragraph-rsid="0040d7b4"/>
    </style:style>
    <style:style style:name="P39" style:family="paragraph" style:parent-style-name="Text_20_body" style:list-style-name="L7">
      <style:text-properties fo:font-weight="bold" officeooo:rsid="0040d7b4" officeooo:paragraph-rsid="0040d7b4" style:font-weight-asian="bold" style:font-weight-complex="bold"/>
    </style:style>
    <style:style style:name="P40" style:family="paragraph" style:parent-style-name="Heading_20_2">
      <style:text-properties style:font-name="Arial1"/>
    </style:style>
    <style:style style:name="P41" style:family="paragraph" style:parent-style-name="Heading_20_2">
      <style:text-properties style:font-name="Arial1" fo:font-weight="bold" style:font-weight-asian="bold" style:font-weight-complex="bold"/>
    </style:style>
    <style:style style:name="P42" style:family="paragraph" style:parent-style-name="Heading_20_2">
      <style:text-properties style:font-name="Arial1" fo:font-weight="bold" officeooo:rsid="001a2acb" officeooo:paragraph-rsid="001a2acb" style:font-weight-asian="bold" style:font-weight-complex="bold"/>
    </style:style>
    <style:style style:name="P43" style:family="paragraph" style:parent-style-name="Heading_20_3">
      <style:text-properties style:font-name="Arial1"/>
    </style:style>
    <style:style style:name="P44" style:family="paragraph" style:parent-style-name="Heading_20_3">
      <style:paragraph-properties fo:line-height="100%"/>
      <style:text-properties style:font-name="Arial1" officeooo:rsid="001a2acb" officeooo:paragraph-rsid="003f0052"/>
    </style:style>
    <style:style style:name="T1" style:family="text">
      <style:text-properties officeooo:rsid="001a2a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3a7" style:font-weight-asian="bold" style:font-weight-complex="bold"/>
    </style:style>
    <style:style style:name="T4" style:family="text">
      <style:text-properties fo:font-weight="bold" officeooo:rsid="003f005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2acb" style:font-weight-asian="normal" style:font-weight-complex="normal"/>
    </style:style>
    <style:style style:name="T7" style:family="text">
      <style:text-properties fo:font-weight="normal" officeooo:rsid="001bb249" style:font-weight-asian="normal" style:font-weight-complex="normal"/>
    </style:style>
    <style:style style:name="T8" style:family="text">
      <style:text-properties fo:font-weight="normal" officeooo:rsid="001dfde1" style:font-weight-asian="normal" style:font-weight-complex="normal"/>
    </style:style>
    <style:style style:name="T9" style:family="text">
      <style:text-properties fo:font-weight="normal" officeooo:rsid="001fa3a7" style:font-weight-asian="normal" style:font-weight-complex="normal"/>
    </style:style>
    <style:style style:name="T10" style:family="text">
      <style:text-properties fo:font-weight="normal" officeooo:rsid="002066f4" style:font-weight-asian="normal" style:font-weight-complex="normal"/>
    </style:style>
    <style:style style:name="T11" style:family="text">
      <style:text-properties fo:font-weight="normal" officeooo:rsid="004236db" style:font-weight-asian="normal" style:font-weight-complex="normal"/>
    </style:style>
    <style:style style:name="T12" style:family="text">
      <style:text-properties officeooo:rsid="002066f4"/>
    </style:style>
    <style:style style:name="T13" style:family="text">
      <style:text-properties officeooo:rsid="002133c3"/>
    </style:style>
    <style:style style:name="T14" style:family="text">
      <style:text-properties style:font-name="Arial1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style:font-name="Arial1" fo:font-weight="normal" officeooo:rsid="0033677e" style:font-weight-asian="normal" style:font-weight-complex="normal"/>
    </style:style>
    <style:style style:name="T17" style:family="text">
      <style:text-properties style:font-name="Arial1" fo:font-weight="normal" officeooo:rsid="0033a5e0" style:font-weight-asian="normal" style:font-weight-complex="normal"/>
    </style:style>
    <style:style style:name="T18" style:family="text">
      <style:text-properties style:font-name="Arial1" fo:font-weight="normal" officeooo:rsid="00348a50" style:font-weight-asian="normal" style:font-weight-complex="normal"/>
    </style:style>
    <style:style style:name="T19" style:family="text">
      <style:text-properties style:font-name="Arial1" fo:font-weight="normal" officeooo:rsid="003559a2" style:font-weight-asian="normal" style:font-weight-complex="normal"/>
    </style:style>
    <style:style style:name="T20" style:family="text">
      <style:text-properties style:font-name="Arial1" officeooo:rsid="002203ef"/>
    </style:style>
    <style:style style:name="T21" style:family="text">
      <style:text-properties style:font-name="Arial1" officeooo:rsid="0024c693"/>
    </style:style>
    <style:style style:name="T22" style:family="text">
      <style:text-properties style:font-name="Arial1" officeooo:rsid="0026059c"/>
    </style:style>
    <style:style style:name="T23" style:family="text">
      <style:text-properties style:font-name="Arial1" officeooo:rsid="002cd114"/>
    </style:style>
    <style:style style:name="T24" style:family="text">
      <style:text-properties style:font-name="Arial1" officeooo:rsid="002d6109"/>
    </style:style>
    <style:style style:name="T25" style:family="text">
      <style:text-properties style:font-name="Arial1" officeooo:rsid="002b2875"/>
    </style:style>
    <style:style style:name="T26" style:family="text">
      <style:text-properties style:font-name="Arial1" officeooo:rsid="00306579"/>
    </style:style>
    <style:style style:name="T27" style:family="text">
      <style:text-properties style:font-name="Arial1" fo:font-weight="bold" style:font-weight-asian="bold" style:font-weight-complex="bold"/>
    </style:style>
    <style:style style:name="T28" style:family="text">
      <style:text-properties style:font-name="Arial1" fo:font-weight="bold" officeooo:rsid="0033a5e0" style:font-weight-asian="bold" style:font-weight-complex="bold"/>
    </style:style>
    <style:style style:name="T29" style:family="text">
      <style:text-properties style:font-name="Arial1" fo:font-weight="bold" officeooo:rsid="003559a2" style:font-weight-asian="bold" style:font-weight-complex="bold"/>
    </style:style>
    <style:style style:name="T30" style:family="text">
      <style:text-properties style:font-name="Arial1" officeooo:rsid="0033677e"/>
    </style:style>
    <style:style style:name="T31" style:family="text">
      <style:text-properties style:font-name="Arial1" officeooo:rsid="003559a2"/>
    </style:style>
    <style:style style:name="T32" style:family="text">
      <style:text-properties style:font-name="Arial1" officeooo:rsid="003f0052"/>
    </style:style>
    <style:style style:name="T33" style:family="text">
      <style:text-properties officeooo:rsid="00296fd3"/>
    </style:style>
    <style:style style:name="T34" style:family="text">
      <style:text-properties officeooo:rsid="0040f524"/>
    </style:style>
    <style:style style:name="T35" style:family="text">
      <style:text-properties officeooo:rsid="004236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incipais modificações ACBr <text:span text:style-name="T2">trunk2</text:span></text:h>
      <text:p text:style-name="P2"><text:span text:style-name="T2"><text:tab/></text:span><text:span text:style-name="T6">O objetivo desse documento é descrever as principais modificações efetuadas no amplo Refactoring que foi promovido no “trunk2”, além de explicar o que motivou essas mudanças e ainda como você pode ajustar os seus fontes, para compilar</text:span><text:span text:style-name="T8"> seus projetos no</text:span><text:span text:style-name="T6"> novo “trunk2”.</text:span></text:p>
      <text:p text:style-name="P2"><text:span text:style-name="T6"><text:tab/></text:span><text:span text:style-name="T11">Lembrete o ACBr foi projetado e somente suporta a compilação Win32!</text:span></text:p>
      <text:h text:style-name="P42" text:outline-level="2">Objetivos a serem atingidos com o Refactoring</text:h>
      <text:list xml:id="list6922839892360025191" text:style-name="L1">
        <text:list-item>
          <text:p text:style-name="P9">Permitir configuração de endereços URL através de arquivos .INI</text:p>
        </text:list-item>
        <text:list-item>
          <text:p text:style-name="P9">Compatibilizar ACBrNFe (e derivados) com Lazarus e Linux</text:p>
        </text:list-item>
        <text:list-item>
          <text:p text:style-name="P9">Melhor estrutura dos diretórios</text:p>
        </text:list-item>
        <text:list-item>
          <text:p text:style-name="P8"><text:span text:style-name="T6">Reduzir IFDEF</text:span><text:span text:style-name="T7">s</text:span></text:p>
        </text:list-item>
        <text:list-item>
          <text:p text:style-name="P9">Reduzir problemas com UTF8 e acentuação nas diversas IDEs suportadas</text:p>
        </text:list-item>
        <text:list-item>
          <text:p text:style-name="P9">Evitar duplicidade de código</text:p>
        </text:list-item>
        <text:list-item>
          <text:p text:style-name="P9">Código centralizado</text:p>
        </text:list-item>
        <text:list-item>
          <text:p text:style-name="P9">Padronização de rotinas</text:p>
        </text:list-item>
      </text:list>
      <text:p text:style-name="P3"/>
      <text:h text:style-name="P41" text:outline-level="2"><text:span text:style-name="T1">T</text:span>arefas a serem efetuadas no Trunk2</text:h>
      <text:list xml:id="list4590492762179088850" text:style-name="L2">
        <text:list-item>
          <text:p text:style-name="P10">ACBrInstall</text:p>
        </text:list-item>
        <text:list-item>
          <text:p text:style-name="P10">Testes de compilação em Delphi XE e Delphi 7</text:p>
        </text:list-item>
        <text:list-item>
          <text:p text:style-name="P10">Testes generalizados no ACBrNFe</text:p>
        </text:list-item>
        <text:list-item>
          <text:p text:style-name="P11">Testes nos Exemplos em Delphi</text:p>
        </text:list-item>
        <text:list-item>
          <text:p text:style-name="P11">Migração e testes com alguns modelos de DANFE</text:p>
        </text:list-item>
        <text:list-item>
          <text:p text:style-name="P11">Ver TODO.TXT na pasta Exemplos</text:p>
        </text:list-item>
      </text:list>
      <text:p text:style-name="P3"/>
      <text:h text:style-name="P40" text:outline-level="2">Reestruturação dos diretórios</text:h>
      <text:p text:style-name="P2"><text:span text:style-name="T5"><text:tab/></text:span><text:span text:style-name="T9">A pasta </text:span><text:span text:style-name="T3">Exemplos</text:span><text:span text:style-name="T9"> foi reestruturada para que os Demos fiquem em subpastas de acordo com o Package de cada componente. </text:span><text:span text:style-name="T10">Por</text:span><text:span text:style-name="T9"> exemplo, os </text:span><text:span text:style-name="T10">d</text:span><text:span text:style-name="T9">emos de ACBrCEP, ACBrMail, ACBrConsultaCNPJ estão dentro da pasta: Exemplos\ACBrTCP\, assim como os demos de ACBrSPED e ACBrSintegra, est</text:span><text:span text:style-name="T10">ão</text:span><text:span text:style-name="T9"> dentro da pasta ACBrTXT.</text:span></text:p>
      <text:p text:style-name="P2"><text:tab/><text:span text:style-name="T12">A mesma restruturação, focada em subpastas por Packages, pode ser vista nos diretórios “Fontes” e “Pacotes”</text:span></text:p>
      <text:p text:style-name="P2"><text:tab/><text:span text:style-name="T12">Todos os fontes de componentes e projetos de Terceiros foram migrados para a pasta “Fontes\Terceiros” e em suas respectivas pastas. Isso visa dar maior visibilidade e </text:span><text:soft-page-break/><text:span text:style-name="T12">crédito aos diversos componentes e projetos, que o ACBr utiliza. A instalação desses componentes ocorrerá de forma transparente, ou seja, não é necessário instalar nenhum desses componentes manualmente, os Packages do ACBr possuem as dependências necessárias para utilização desses fontes.</text:span></text:p>
      <text:p text:style-name="P2"><text:tab/><text:span text:style-name="T13">Todos os componentes que tem como finalidade a geração de Arquivos TXT, foram agrupados na pasta ACBrTXT; são eles: ACBrConvenio115, ACBrLFD, ACBrPAF, ACBrSEF2, ACBrSintegra, ACBrSPED, SintegraSultan.</text:span></text:p>
      <text:p text:style-name="P2"><text:tab/><text:span text:style-name="T13">Os componentes que geram Documentos Fiscais Eletrônicos foram agrupados na pasta ACBrDFe (Dfe = Documento Fiscal Eletrônico); são eles: ACBrNFe, ACBrCTe, ACBrGNRE, ACBrMDFe, ACBrNFSe. Esses componentes sofreram um amplo refactoring, e centenas de linhas de código foram suprimidas e unificadas em um Classe em comum a todos eles... a ACBrDFe.</text:span></text:p>
      <text:h text:style-name="P40" text:outline-level="2"><text:span text:style-name="T33">Hierarquia de </text:span>dependência dos Packages</text:h>
      <text:list xml:id="list6324385567576927600" text:style-name="L3">
        <text:list-item>
          <text:p text:style-name="P14">ACBrComum → Synapse</text:p>
        </text:list-item>
        <text:list-item>
          <text:p text:style-name="P14">ACBrDiversos → ACBrComum</text:p>
        </text:list-item>
        <text:list-item>
          <text:p text:style-name="P15">PCNComum → ACBrDiversos</text:p>
        </text:list-item>
        <text:list-item>
          <text:p text:style-name="P14">ACBrOpenSSL → ACBrComum</text:p>
        </text:list-item>
        <text:list-item>
          <text:p text:style-name="P14">ACBrSerial → ACBrDiversos, ACBrOpenSSL</text:p>
        </text:list-item>
        <text:list-item>
          <text:p text:style-name="P14">ACBrTXTComum → ACBrDiversos, </text:p>
        </text:list-item>
        <text:list-item>
          <text:p text:style-name="P14">ACBrConvenio115 → ACBrTXTComum, ACBrOpenSSL</text:p>
        </text:list-item>
        <text:list-item>
          <text:p text:style-name="P14">ACBrLFD → ACBrTXTComum</text:p>
        </text:list-item>
        <text:list-item>
          <text:p text:style-name="P19"><text:span text:style-name="T20">ACBrPAF</text:span><text:span text:style-name="T14"> → ACBrTXTComum, ACBrOpenSSL</text:span></text:p>
        </text:list-item>
        <text:list-item>
          <text:p text:style-name="P19"><text:span text:style-name="T20">ACBrSEF2</text:span><text:span text:style-name="T14"> → ACBrTXTComum, </text:span><text:span text:style-name="T20">PCNComum</text:span></text:p>
        </text:list-item>
        <text:list-item>
          <text:p text:style-name="P20"><text:span text:style-name="T20">ACBr</text:span><text:span text:style-name="T21">Sintegra</text:span><text:span text:style-name="T20"> → ACBrTXTComum</text:span></text:p>
        </text:list-item>
        <text:list-item>
          <text:p text:style-name="P21"><text:span text:style-name="T20">ACBr</text:span><text:span text:style-name="T22">SPED</text:span><text:span text:style-name="T20"> → ACBrTXTComum</text:span></text:p>
        </text:list-item>
        <text:list-item>
          <text:p text:style-name="P22"><text:span text:style-name="T20">A</text:span><text:span text:style-name="T14">CBrTCP → ACBrDiversos</text:span></text:p>
        </text:list-item>
        <text:list-item>
          <text:p text:style-name="P16">ACBrTEFD → ACBrComum</text:p>
        </text:list-item>
        <text:list-item>
          <text:p text:style-name="P17">ACBr_Boleto → ACBrTCP</text:p>
        </text:list-item>
        <text:list-item>
          <text:p text:style-name="P17">ACBr_BoletoFC_Fortes → ACBr_Boleto, f<text:span text:style-name="T35">rce</text:span></text:p>
        </text:list-item>
        <text:list-item>
          <text:p text:style-name="P23"><text:span text:style-name="T14">ACBr_BoletoFC_</text:span><text:span text:style-name="T23">LazReport</text:span><text:span text:style-name="T14"> → ACBr_Boleto, </text:span><text:span text:style-name="T23">lazreportpdfexport</text:span></text:p>
        </text:list-item>
        <text:list-item>
          <text:p text:style-name="P24"><text:span text:style-name="T23">A</text:span><text:span text:style-name="T14">CBrDFeComum → ACBrOpenSSL, ACBrTCP, PCNComum</text:span></text:p>
        </text:list-item>
        <text:list-item>
          <text:p text:style-name="P18">ACBrNFe → ACBrDFeComum</text:p>
        </text:list-item>
        <text:list-item>
          <text:p text:style-name="P18">ACBrCTe → ACBrDFeComum</text:p>
        </text:list-item>
        <text:list-item>
          <text:p text:style-name="P18">ACBrGNRe → ACBrDFeComum</text:p>
        </text:list-item>
        <text:list-item>
          <text:p text:style-name="P18"><text:soft-page-break/>ACBrMDFe → ACBrDFeComum</text:p>
        </text:list-item>
        <text:list-item>
          <text:p text:style-name="P18">ACBrNFSe → ACBrDFeComum</text:p>
        </text:list-item>
        <text:list-item>
          <text:p text:style-name="P18">ACBr_SAT → PCNComum</text:p>
        </text:list-item>
        <text:list-item>
          <text:p text:style-name="P18">ACBr_SAT_ECFVirtual → ACBr_SAT, ACBrSerial</text:p>
        </text:list-item>
        <text:list-item>
          <text:p text:style-name="P18">ACBr_SAT_Extrato_ESCPOS → ACBr_SAT, ACBrDFeComum, ACBrSerial</text:p>
        </text:list-item>
        <text:list-item>
          <text:p text:style-name="P25"><text:span text:style-name="T14">ACBr_SAT_Extrato_</text:span><text:span text:style-name="T24">Fortes</text:span><text:span text:style-name="T14"> → ACBr_SAT, ACBrDFeComum, </text:span><text:span text:style-name="T25">fortes324laz</text:span></text:p>
        </text:list-item>
      </text:list>
      <text:p text:style-name="P4"/>
      <text:h text:style-name="Heading_20_2" text:outline-level="2"><text:span text:style-name="T25">M</text:span><text:span text:style-name="T14">udanças </text:span><text:span text:style-name="T26">em ACBrComum</text:span></text:h>
      <text:list xml:id="list7830423873227803158" text:style-name="L4">
        <text:list-item>
          <text:p text:style-name="P26"><text:span text:style-name="T26">C</text:span><text:span text:style-name="T14">omponente </text:span><text:span text:style-name="T27">ACBrEAD</text:span><text:span text:style-name="T14"> removido de ACBrComum. O mesmo foi movido para ACBrOpenSSL. <text:line-break/></text:span><text:span text:style-name="T27">Motivo: </text:span><text:span text:style-name="T15"><text:s/>Esse componente é totalmente dependente das Units do OpenSSL</text:span></text:p>
        </text:list-item>
      </text:list>
      <text:h text:style-name="P43" text:outline-level="3">Mudanças em ACBrUtil.pas</text:h>
      <text:list xml:id="list7602178853195932093" text:style-name="L5">
        <text:list-item>
          <text:p text:style-name="P27"><text:span text:style-name="T14">Revisão de parâmetros e retornos de </text:span><text:span text:style-name="T30">todos os </text:span><text:span text:style-name="T14">métodos, usando “String” </text:span><text:span text:style-name="T30">em vez de “AnsiString”, </text:span><text:span text:style-name="T14">sempre que possível.</text:span><text:span text:style-name="T30"> Isso evita a conversão excessiva de String para AnsiString nas IDEs modernas como Delphi XE e Lazarus.</text:span></text:p>
        </text:list-item>
        <text:list-item>
          <text:p text:style-name="P28"><text:span text:style-name="T30">R</text:span><text:span text:style-name="T14">emoção de Warnings e revisão de métodos que utilizam </text:span><text:span text:style-name="T27">TFormatSettings</text:span></text:p>
        </text:list-item>
        <text:list-item>
          <text:p text:style-name="P27"><text:span text:style-name="T16">método: </text:span><text:span text:style-name="T27">DecodeToSys</text:span><text:span text:style-name="T14"> renomeado para </text:span><text:span text:style-name="T27">DecodeToString</text:span><text:span text:style-name="T14">. Esse método foi revisado para retornar uma String compatível com a IDE em uso.<text:line-break/>- Se a String recebida for UTF8:<text:line-break/> - Delphi 7, converte a String para Ansi<text:line-break/> - Delphi XE, converte para UnicodeString (UTF16)<text:line-break/> - Lazarus converte de AnsiString para String<text:line-break/>- Se a String recebida for Ansi<text:line-break/> - No Delphi 7, converte de AnsiString para String<text:line-break/> - No Delphi XE, converte de Ansi para UnicodeString<text:line-break/> - No Lazarus, converte de Ansi para UTF8</text:span></text:p>
        </text:list-item>
        <text:list-item>
          <text:p text:style-name="P28"><text:span text:style-name="T14">Método: </text:span><text:span text:style-name="T27">ParseText </text:span><text:span text:style-name="T15"><text:s/>foi refatorado e revisto para suportar diversas IDEs, usando uma chamada a DecodeToString</text:span></text:p>
        </text:list-item>
        <text:list-item>
          <text:p text:style-name="P29"><text:span text:style-name="T27">padL </text:span><text:span text:style-name="T14">foi renomeada para </text:span><text:span text:style-name="T27">PadRight</text:span><text:span text:style-name="T14">; </text:span><text:span text:style-name="T27">padR </text:span><text:span text:style-name="T15">foi renomeada para </text:span><text:span text:style-name="T27">PadLeft; padC </text:span><text:span text:style-name="T15">foi renomeada para </text:span><text:span text:style-name="T27">PadCenter; padS </text:span><text:span text:style-name="T15">foi renomeada para </text:span><text:span text:style-name="T27">PadSpace. <text:line-break/></text:span><text:span text:style-name="T28">Motivo:</text:span><text:span text:style-name="T17"> </text:span><text:span text:style-name="T15">Os métodos padL e padR, tiveram a sua nomenclatura errada desde a sua primeira versão (eles fazem o oposto do que o nome deles </text:span><text:span text:style-name="T18">diz</text:span><text:span text:style-name="T15">). E a mudança de nome é uma maneira de forçar a revisão das Units que utilizam os mesmos.<text:line-break/>Para corrigir seus fontes, use o recurso da IDE, “Find in Files” que permite localizar e substituir de forma automática todas as ocorrências </text:span><text:span text:style-name="T18">desses métodos</text:span><text:span text:style-name="T15">. Use po</text:span><text:span text:style-name="T18">r</text:span><text:span text:style-name="T15"> exemplo: Localizar: “padL(“ <text:s/>Substituir por: “PadRight(“.</text:span></text:p>
        </text:list-item>
        <text:list-item>
          <text:p text:style-name="P30"><text:span text:style-name="T15">O método </text:span><text:span text:style-name="T27">Poem_Zeros </text:span><text:span text:style-name="T15">ganhou uma sobrecarga que permite receber um Inteiro </text:span><text:soft-page-break/><text:span text:style-name="T15">como parâmetro.</text:span></text:p>
        </text:list-item>
        <text:list-item>
          <text:p text:style-name="P31"><text:span text:style-name="T27">FloatToString </text:span><text:span text:style-name="T15"><text:s/>foi aprimorado: <text:s/>Converte um Double para </text:span><text:span text:style-name="T19">S</text:span><text:span text:style-name="T15">tring, semelhante a FloatToStr(), porém garante que não haverá separador de Milhar e o Separador Decimal será igual a "SeparadorDecimal" informado ( o default é .(ponto))</text:span></text:p>
        </text:list-item>
        <text:list-item>
          <text:p text:style-name="P31"><text:span text:style-name="T31">Novo método: </text:span><text:span text:style-name="T29">FormatFloatBr: </text:span><text:span text:style-name="T19"><text:s text:c="2"/>Faz o mesmo que FormatFloat, porém garante que o resultado final terá o separador de decimal = ',' e o separador de milhar como Ponto</text:span></text:p>
        </text:list-item>
        <text:list-item>
          <text:p text:style-name="P32"><text:span text:style-name="T14">Novos métodos: </text:span><text:span text:style-name="T27">FormatDateBr</text:span><text:span text:style-name="T14"> e </text:span><text:span text:style-name="T27">FormatDateTimeBr</text:span><text:span text:style-name="T14">: Que garantem que o separador de data utilizado no resultado final, será a “/” e o da hora “:”</text:span></text:p>
        </text:list-item>
        <text:list-item>
          <text:p text:style-name="P33"><text:span text:style-name="T14">Novo método: </text:span><text:span text:style-name="T27">FloatMask</text:span><text:span text:style-name="T15"> que retorna uma máscara baseada no número de decimais informado.</text:span></text:p>
        </text:list-item>
        <text:list-item>
          <text:p text:style-name="P34"><text:span text:style-name="T15">Os seguintes métodos foram migrados de </text:span><text:span text:style-name="T27">ACBrDFeUtil.pas:</text:span><text:span text:style-name="T15"> <text:s/>EstaVazio, NaoEstaVazio, EstaZerado, NaoEstaZerado, TamanhoIgual, TamanhoMenor</text:span></text:p>
        </text:list-item>
        <text:list-item>
          <text:p text:style-name="P35"><text:span text:style-name="T15">Adicionado o método </text:span><text:span text:style-name="T27">ApplicationPath: </text:span><text:span text:style-name="T15">que retorna o Path da aplicação.</text:span></text:p>
        </text:list-item>
        <text:list-item>
          <text:p text:style-name="P12">Adicionado os métodos: UnZip(S: TStream) e UnZip(S: AnsiString)</text:p>
        </text:list-item>
        <text:list-item>
          <text:p text:style-name="P28"><text:span text:style-name="T15">Método </text:span><text:span text:style-name="T27">StoD</text:span><text:span text:style-name="T15"> refatorado para melhor performance</text:span></text:p>
        </text:list-item>
        <text:list-item>
          <text:p text:style-name="P28"><text:span text:style-name="T15">Adicionado o método: </text:span><text:span text:style-name="T27">TranslateUnprintable</text:span><text:span text:style-name="T15"> que permite traduzir em arquivos de Log caracteres de controle.</text:span></text:p>
        </text:list-item>
        <text:list-item>
          <text:p text:style-name="P28"><text:span text:style-name="T15">Método: </text:span><text:span text:style-name="T27">IsNumber </text:span><text:span text:style-name="T15">renomeado para </text:span><text:span text:style-name="T27">VarIsNumber, </text:span><text:span text:style-name="T15">para tornar mais clara a finalidade do mesmo.</text:span></text:p>
        </text:list-item>
      </text:list>
      <text:p text:style-name="P5"/>
      <text:h text:style-name="P43" text:outline-level="3">Mudanças em ACBr.inc</text:h>
      <text:list xml:id="list425101765624152310" text:style-name="L6">
        <text:list-item>
          <text:p text:style-name="P36"><text:span text:style-name="T14">Removidas as diretivas: ACBrNFeOpenSSL, ACBrCTeOpenSSL, ACBrNFSeOpenSSL, ACBrMDFeOpenSSL, ACBrGNREOpenSSL. <text:line-break/></text:span><text:span text:style-name="T27">Motivo: </text:span><text:span text:style-name="T15">No Trunk2 não mais são necessárias diretivas de compilação para mudar de Capicom para OpenSSL.. Isso poderá ser feito em RunTime, apenas modificando uma propriedade de qualquer um dos componentes ACBrDFe.</text:span></text:p>
        </text:list-item>
        <text:list-item>
          <text:p text:style-name="P13">Introduzida a diretiva HAS_FORMATSETTINGS, que será ligada quando a IDE suportar o uso de TformatSettings. </text:p>
        </text:list-item>
        <text:list-item>
          <text:p text:style-name="P13">Introduzida a diretiva USE_libeay32, que será ligada quando a IDE suportar o uso dessa Unit (apenas Delphi)</text:p>
        </text:list-item>
      </text:list>
      <text:h text:style-name="P44" text:outline-level="3"><text:span text:style-name="T2">Mudanças em ACBr</text:span><text:span text:style-name="T4">Base.pas</text:span></text:h>
      <text:list xml:id="list144014574982184" text:continue-list="list7602178853195932093" text:style-name="L5">
        <text:list-item>
          <text:p text:style-name="P37"><text:span text:style-name="T32">Revisão de métodos, usando “String” </text:span><text:span text:style-name="T30">em vez de “AnsiString”, </text:span><text:span text:style-name="T32">sempre que possível.</text:span></text:p>
        </text:list-item>
      </text:list>
      <text:p text:style-name="P1"/>
      <text:h text:style-name="Heading_20_3" text:outline-level="3"><text:soft-page-break/>Mudanças em ACBrReg.pas</text:h>
      <text:list xml:id="list7606968929300442423" text:style-name="L7">
        <text:list-item>
          <text:p text:style-name="P38">Criação de Tipos genéricos que <text:span text:style-name="T34">podem ser </text:span>utilizados em vários dos componentes ACBr. <text:span text:style-name="T34">Isso evita ter que redeclarar os mesmos tipos nas Units de registro, de diversos componentes.</text:span></text:p>
          <text:list>
            <text:list-item>
              <text:p text:style-name="P39">TACBrFileProperty<text:span text:style-name="T5">: Utilizado quando o componente precisa de um OpenFileDialog</text:span></text:p>
            </text:list-item>
            <text:list-item>
              <text:p text:style-name="P39">TACBrFileINIProperty<text:span text:style-name="T5">: Utilizado quando o componente precisa de um OpenFileDialog com filtro para arquivos .INI</text:span></text:p>
            </text:list-item>
            <text:list-item>
              <text:p text:style-name="P39">TACBrDirProperty<text:span text:style-name="T5">: Utilizado em propriedades de componentes que precisam de um OpenDirDialo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imões de Almeida</meta:initial-creator>
    <meta:creation-date>2015-03-19T11:44:03.321000000</meta:creation-date>
    <dc:date>2015-10-14T14:40:12.894000000</dc:date>
    <meta:editing-duration>PT1H52M53S</meta:editing-duration>
    <meta:editing-cycles>37</meta:editing-cycles>
    <meta:generator>LibreOfficeDev/4.4.0.0.beta2$Windows_x86 LibreOffice_project/be92f32b8f21603a6b7a75dd645f7475bdee519d</meta:generator>
    <meta:document-statistic meta:table-count="0" meta:image-count="0" meta:object-count="0" meta:page-count="5" meta:paragraph-count="83" meta:word-count="1111" meta:character-count="7326" meta:non-whitespace-character-count="6338"/>
  </office:meta>
</office:document-meta>
</file>